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ff00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/>sudo <text:s/>nmap -Pn 192.168.1.* -O </text:h>
      <text:p text:style-name="Standard">Starting Nmap 7.93 ( https://nmap.org ) at 2023-08-26 05:22 EDT</text:p>
      <text:p text:style-name="Standard">Nmap scan report for 192.168.1.2</text:p>
      <text:p text:style-name="Standard">Host is up (0.00059s latency).</text:p>
      <text:p text:style-name="Standard">Not shown: 998 filtered tcp ports (no-response)</text:p>
      <text:p text:style-name="Standard">PORT <text:s text:c="2"/>STATE SERVICE</text:p>
      <text:p text:style-name="Standard">53/tcp open <text:s/>domain</text:p>
      <text:p text:style-name="Standard">80/tcp open <text:s/>http</text:p>
      <text:p text:style-name="Standard">MAC Address: 08:00:27:3C:7D:35 (Oracle VirtualBox virtual NIC)</text:p>
      <text:p text:style-name="Standard">Warning: OSScan results may be unreliable because we could not find at least 1 open and 1 closed port</text:p>
      <text:p text:style-name="Standard">Device type: general purpose</text:p>
      <text:p text:style-name="Standard">Running (JUST GUESSING): FreeBSD 11.X (98%)</text:p>
      <text:p text:style-name="Standard">OS CPE: cpe:/o:freebsd:freebsd:11.2</text:p>
      <text:p text:style-name="Standard">Aggressive OS guesses: FreeBSD 11.2-RELEASE (98%)</text:p>
      <text:p text:style-name="Standard">No exact OS matches for host (test conditions non-ideal).</text:p>
      <text:p text:style-name="Standard">Network Distance: 1 hop</text:p>
      <text:p text:style-name="Standard"/>
      <text:p text:style-name="P1">Nmap scan report for 192.168.1.102</text:p>
      <text:p text:style-name="Standard">Host is up (0.00038s latency).</text:p>
      <text:p text:style-name="Standard">Not shown: 991 closed tcp ports (reset)</text:p>
      <text:p text:style-name="Standard">PORT <text:s text:c="5"/>STATE SERVICE</text:p>
      <text:p text:style-name="Standard">135/tcp <text:s text:c="2"/>open <text:s/>msrpc</text:p>
      <text:p text:style-name="Standard">139/tcp <text:s text:c="2"/>open <text:s/>netbios-ssn</text:p>
      <text:p text:style-name="P1">445/tcp <text:s text:c="2"/>open <text:s/>microsoft-ds</text:p>
      <text:p text:style-name="Standard">49152/tcp open <text:s/>unknown</text:p>
      <text:p text:style-name="Standard">49153/tcp open <text:s/>unknown</text:p>
      <text:p text:style-name="Standard">49154/tcp open <text:s/>unknown</text:p>
      <text:p text:style-name="Standard">49155/tcp open <text:s/>unknown</text:p>
      <text:p text:style-name="Standard">49156/tcp open <text:s/>unknown</text:p>
      <text:p text:style-name="Standard">49157/tcp open <text:s/>unknown</text:p>
      <text:p text:style-name="Standard">MAC Address: 08:00:27:25:3C:C6 (Oracle VirtualBox virtual NIC)</text:p>
      <text:p text:style-name="Standard">Device type: general purpose</text:p>
      <text:p text:style-name="Standard">Running: Microsoft Windows 7|2008|8.1</text:p>
      <text:p text:style-name="Standard">OS CPE: cpe:/o:microsoft:windows_7::- cpe:/o:microsoft:windows_7::sp1 cpe:/o:microsoft:windows_server_2008::sp1 cpe:/o:microsoft:windows_server_2008:r2 cpe:/o:microsoft:windows_8 cpe:/o:microsoft:windows_8.1</text:p>
      <text:p text:style-name="Standard">OS details: Microsoft Windows 7 SP0 - SP1, Windows Server 2008 SP1, Windows Server 2008 R2, Windows 8, or Windows 8.1 Update 1</text:p>
      <text:p text:style-name="Standard">Network Distance: 1 hop</text:p>
      <text:p text:style-name="Standard"/>
      <text:p text:style-name="Standard">Nmap scan report for 192.168.1.101</text:p>
      <text:p text:style-name="Standard">Host is up (0.000045s latency).</text:p>
      <text:p text:style-name="Standard">All 1000 scanned ports on 192.168.1.101 are in ignored states.</text:p>
      <text:p text:style-name="Standard">Not shown: 1000 closed tcp ports (reset)</text:p>
      <text:p text:style-name="Standard">Too many fingerprints match this host to give specific OS details</text:p>
      <text:p text:style-name="Standard">Network Distance: 0 hops</text:p>
      <text:p text:style-name="Standard"/>
      <text:p text:style-name="Standard">OS detection performed. Please report any incorrect results at https://nmap.org/submit/ .</text:p>
      <text:p text:style-name="Standard">Nmap done: 256 IP addresses (3 hosts up) scanned in 11.75 seconds</text:p>
      <text:p text:style-name="Standard"/>
      <text:p text:style-name="Standard"><text:soft-page-break/></text:p>
      <text:list xml:id="list2368845445246088566" text:style-name="L1">
        <text:list-item>
          <text:p text:style-name="P2">in questa maniera abbiamo individuato la macchina windows nella nostra rete: 192.168.1.102</text:p>
        </text:list-item>
      </text:list>
      <text:p text:style-name="Standard"/>
      <text:h text:style-name="Heading_20_1" text:outline-level="1"><text:s/>sudo nmap -A 192.168.1.102</text:h>
      <text:p text:style-name="Standard">Starting Nmap 7.93 ( https://nmap.org ) at 2023-08-26 05:25 EDT</text:p>
      <text:p text:style-name="Standard">Nmap scan report for 192.168.1.102</text:p>
      <text:p text:style-name="Standard">Host is up (0.00064s latency).</text:p>
      <text:p text:style-name="Standard">Not shown: 991 closed tcp ports (reset)</text:p>
      <text:p text:style-name="Standard">PORT <text:s text:c="5"/>STATE SERVICE <text:s text:c="5"/>VERSION</text:p>
      <text:p text:style-name="P1">135/tcp <text:s text:c="2"/>open <text:s/>msrpc <text:s text:c="7"/>Microsoft Windows RPC</text:p>
      <text:p text:style-name="P1">139/tcp <text:s text:c="2"/>open <text:s/>netbios-ssn <text:s/>Microsoft Windows netbios-ssn</text:p>
      <text:p text:style-name="Standard"><text:span text:style-name="T2">445/tcp <text:s text:c="2"/>open <text:s/>microsoft-ds Windows 7 Home Basic 7601 Service Pack 1 microsoft-ds</text:span> (workgroup: WORKGROUP)</text:p>
      <text:p text:style-name="P1">49152/tcp open <text:s/>msrpc <text:s text:c="7"/>Microsoft Windows RPC</text:p>
      <text:p text:style-name="P1">49153/tcp open <text:s/>msrpc <text:s text:c="7"/>Microsoft Windows RPC</text:p>
      <text:p text:style-name="P1">49154/tcp open <text:s/>msrpc <text:s text:c="7"/>Microsoft Windows RPC</text:p>
      <text:p text:style-name="P1">49155/tcp open <text:s/>msrpc <text:s text:c="7"/>Microsoft Windows RPC</text:p>
      <text:p text:style-name="P1">49156/tcp open <text:s/>msrpc <text:s text:c="7"/>Microsoft Windows RPC</text:p>
      <text:p text:style-name="P1">49157/tcp open <text:s/>msrpc <text:s text:c="7"/>Microsoft Windows RPC</text:p>
      <text:p text:style-name="Standard">MAC Address: 08:00:27:25:3C:C6 (Oracle VirtualBox virtual NIC)</text:p>
      <text:p text:style-name="Standard">Device type: general purpose</text:p>
      <text:p text:style-name="Standard">Running: Microsoft Windows 7|2008|8.1</text:p>
      <text:p text:style-name="Standard">OS CPE: cpe:/o:microsoft:windows_7::- cpe:/o:microsoft:windows_7::sp1 cpe:/o:microsoft:windows_server_2008::sp1 cpe:/o:microsoft:windows_server_2008:r2 cpe:/o:microsoft:windows_8 cpe:/o:microsoft:windows_8.1</text:p>
      <text:p text:style-name="Standard">OS details: Microsoft Windows 7 SP0 - SP1, Windows Server 2008 SP1, Windows Server 2008 R2, Windows 8, or Windows 8.1 Update 1</text:p>
      <text:p text:style-name="P1">Network Distance: 1 hop</text:p>
      <text:p text:style-name="Standard">Service Info: Host: WINZOZ7; OS: Windows; CPE: cpe:/o:microsoft:windows</text:p>
      <text:p text:style-name="Standard"/>
      <text:p text:style-name="Standard">Host script results:</text:p>
      <text:p text:style-name="Standard">| smb-os-discovery: </text:p>
      <text:p text:style-name="Standard">| <text:s text:c="2"/><text:span text:style-name="T2">OS: Windows 7 Home Basic 7601 Service Pack 1 (Windows 7 Home Basic 6.1)</text:span></text:p>
      <text:p text:style-name="Standard">| <text:s text:c="2"/>OS CPE: cpe:/o:microsoft:windows_7::sp1</text:p>
      <text:p text:style-name="P1">| <text:s text:c="2"/>Computer name: Winzoz7</text:p>
      <text:p text:style-name="P1">| <text:s text:c="2"/>NetBIOS computer name: WINZOZ7\x00</text:p>
      <text:p text:style-name="P1">| <text:s text:c="2"/>Workgroup: WORKGROUP\x00</text:p>
      <text:p text:style-name="Standard">|_ <text:s/>System time: 2023-07-17T22:00:38+02:00</text:p>
      <text:p text:style-name="Standard">| smb2-time: </text:p>
      <text:p text:style-name="Standard">| <text:s text:c="2"/>date: 2023-07-17T20:00:38</text:p>
      <text:p text:style-name="Standard">|_ <text:s/>start_date: 2023-07-17T19:24:42</text:p>
      <text:p text:style-name="Standard">| smb-security-mode: </text:p>
      <text:p text:style-name="P1">| <text:s text:c="2"/>account_used: guest</text:p>
      <text:p text:style-name="P1">| <text:s text:c="2"/>authentication_level: user</text:p>
      <text:p text:style-name="Standard">| <text:s text:c="2"/>challenge_response: supported</text:p>
      <text:p text:style-name="Standard">|_ <text:s/>message_signing: disabled (dangerous, but default)</text:p>
      <text:p text:style-name="Standard">|_nbstat: NetBIOS name: WINZOZ7, NetBIOS user: &lt;unknown&gt;, NetBIOS MAC: 080027253cc6 (Oracle VirtualBox virtual NIC)</text:p>
      <text:p text:style-name="Standard">|_clock-skew: mean: -39d14h05m27s, deviation: 1h09m16s, median: -39d13h25m27s</text:p>
      <text:p text:style-name="Standard">| smb2-security-mode: </text:p>
      <text:p text:style-name="Standard"><text:soft-page-break/>| <text:s text:c="2"/>210: </text:p>
      <text:p text:style-name="Standard">|_ <text:s text:c="3"/>Message signing enabled but not required</text:p>
      <text:p text:style-name="Standard"/>
      <text:list xml:id="list2440537326672746997" text:style-name="L2">
        <text:list-item>
          <text:p text:style-name="P3">con questo comando sono riuscito a vedere il servizio di ogni porta aperta e relativa versione, oltre al sistema operativo ed altre informazioni più o meno utili</text:p>
        </text:list-item>
      </text:list>
      <text:p text:style-name="Standard"/>
      <text:p text:style-name="Standard"/>
      <text:p text:style-name="Standard"><text:span text:style-name="T3">nmap -oN report1 192.168.1.102 </text:span></text:p>
      <text:p text:style-name="Standard">ci permette di salvare il risultato di nmp in report1:<text:line-break/># Nmap 7.93 scan initiated Sat Aug 26 05:32:37 2023 as: nmap -oN report1 192.168.1.102</text:p>
      <text:p text:style-name="Standard">Nmap scan report for 192.168.1.102</text:p>
      <text:p text:style-name="Standard">Host is up (0.00061s latency).</text:p>
      <text:p text:style-name="Standard">Not shown: 991 closed tcp ports (conn-refused)</text:p>
      <text:p text:style-name="Standard">PORT <text:s text:c="5"/>STATE SERVICE</text:p>
      <text:p text:style-name="Standard">135/tcp <text:s text:c="2"/>open <text:s/>msrpc</text:p>
      <text:p text:style-name="Standard">139/tcp <text:s text:c="2"/>open <text:s/>netbios-ssn</text:p>
      <text:p text:style-name="Standard">445/tcp <text:s text:c="2"/>open <text:s/>microsoft-ds</text:p>
      <text:p text:style-name="Standard">49152/tcp open <text:s/>unknown</text:p>
      <text:p text:style-name="Standard">49153/tcp open <text:s/>unknown</text:p>
      <text:p text:style-name="Standard">49154/tcp open <text:s/>unknown</text:p>
      <text:p text:style-name="Standard">49155/tcp open <text:s/>unknown</text:p>
      <text:p text:style-name="Standard">49156/tcp open <text:s/>unknown</text:p>
      <text:p text:style-name="Standard">49157/tcp open <text:s/>unknown</text:p>
      <text:p text:style-name="Standard"/>
      <text:p text:style-name="Standard"># Nmap done at Sat Aug 26 05:32:39 2023 -- 1 IP address (1 host up) scanned in 2.05 second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 mi</meta:initial-creator>
    <meta:creation-date>2023-08-26T11:11:14.46</meta:creation-date>
    <meta:document-statistic meta:table-count="0" meta:image-count="0" meta:object-count="0" meta:page-count="3" meta:paragraph-count="104" meta:word-count="650" meta:character-count="4848"/>
    <dc:date>2023-08-26T11:35:37.05</dc:date>
    <dc:creator>si mi</dc:creator>
    <meta:editing-duration>PT9M10S</meta:editing-duration>
    <meta:editing-cycles>1</meta:editing-cycles>
    <meta:generator>OpenOffice/4.1.14$Win32 OpenOffice.org_project/4114m1$Build-9811</meta:generator>
  </office:meta>
</office:document-meta>
</file>